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FreeSans, 'Liberation Sans', Helme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08fb3b" officeooo:paragraph-rsid="0008fb3b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0ef581" officeooo:paragraph-rsid="000ef581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ab8cd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08fb3b" officeooo:paragraph-rsid="000ab8cd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08fb3b" officeooo:paragraph-rsid="0008fb3b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026c7" officeooo:paragraph-rsid="001026c7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21c11" officeooo:paragraph-rsid="00121c11"/>
    </style:style>
    <style:style style:name="P11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0ab8cd"/>
    </style:style>
    <style:style style:name="T1" style:family="text">
      <style:text-properties officeooo:rsid="000ab8cd"/>
    </style:style>
    <style:style style:name="T2" style:family="text">
      <style:text-properties fo:font-variant="normal" fo:text-transform="none" fo:color="#66696a" style:font-name="Helvetica" fo:font-size="9.75pt" fo:letter-spacing="normal" fo:font-style="normal" fo:font-weight="normal" fo:padding="0cm" fo:border="none"/>
    </style:style>
    <style:style style:name="T3" style:family="text">
      <style:text-properties fo:font-variant="normal" fo:text-transform="none" fo:color="#66696a" style:font-name="Helvetica" fo:font-size="9.75pt" fo:letter-spacing="normal" fo:font-style="normal" fo:font-weight="normal" officeooo:rsid="001026c7" fo:padding="0cm" fo:border="none"/>
    </style:style>
    <style:style style:name="T4" style:family="text">
      <style:text-properties fo:font-variant="normal" fo:text-transform="none" fo:color="#333333" style:font-name="Helvetica" fo:font-size="9.75pt" fo:letter-spacing="normal" fo:font-style="normal" fo:font-weight="normal" fo:padding="0cm" fo:border="none"/>
    </style:style>
    <style:style style:name="T5" style:family="text">
      <style:text-properties officeooo:rsid="000d23e0"/>
    </style:style>
    <style:style style:name="T6" style:family="text">
      <style:text-properties officeooo:rsid="000ef581"/>
    </style:style>
    <style:style style:name="T7" style:family="text">
      <style:text-properties officeooo:rsid="001026c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list xml:id="list6280525671033423981" text:style-name="L1">
        <text:list-header>
          <text:p text:style-name="P5"/>
        </text:list-header>
      </text:list>
      <text:p text:style-name="P2">Gemma Beferull Calabuig</text:p>
      <text:p text:style-name="P2"><text:span text:style-name="T3">LINKEDIN</text:span><text:span text:style-name="T2"> <text:s/></text:span><text:a xlink:type="simple" xlink:href="http://www.linkedin.com/in/gemmabeferull">www.linkedin.com/in/</text:a><text:a xlink:type="simple" xlink:href="http://www.linkedin.com/in/gemmabeferull"><text:span text:style-name="T4">gemmabeferull</text:span></text:a></text:p>
      <text:p text:style-name="P9"><text:span text:style-name="T4">GITHUB <text:s/>https://github.com/GemmaBeferull</text:span></text:p>
      <text:p text:style-name="P9"><text:span text:style-name="T4">TWITTER <text:s text:c="2"/>https://twitter.com/GemmaBeferull</text:span></text:p>
      <text:p text:style-name="P1"/>
      <text:p text:style-name="P1"/>
      <text:p text:style-name="P3">- Paciencia</text:p>
      <text:p text:style-name="P1">-<text:span text:style-name="T6">Motivada</text:span></text:p>
      <text:p text:style-name="P1">-<text:span text:style-name="T6">Trabajadora en equipo</text:span></text:p>
      <text:p text:style-name="P1">-<text:span text:style-name="T6">Tranquila</text:span></text:p>
      <text:p text:style-name="P1">-<text:span text:style-name="T6">Ambiciosa</text:span></text:p>
      <text:p text:style-name="P1"/>
      <text:p text:style-name="P2">Nacida en <text:span text:style-name="T7">V</text:span>alencia el 27/04 /1988, soy la pequeña de 3 hermanas. Estudie hasta 2 de bachiller en Alginet y <text:span text:style-name="T1">después</text:span> estudie <text:span text:style-name="T1">topografía</text:span> en <text:span text:style-name="T1">V</text:span>alencia <text:span text:style-name="T1">e</text:span> hice <text:span text:style-name="T7">el</text:span> <text:span text:style-name="T6">máster</text:span> <text:span text:style-name="T7">de Evaluación y seguimiento ambiental de ecosistemas marinos y costeros en </text:span><text:s/><text:span text:style-name="T1">G</text:span>andia. Al finalizar mis estudios <text:span text:style-name="T1">decidí</text:span> mudarme a Inglaterra y fue <text:span text:style-name="T1">allí</text:span> donde encontre mi primera oportunidad laboral y con eso mi independencia. <text:span text:style-name="T5">Actualmente vivo en Madrid y estoy formándome con programadora front-end con la intención de reinventarme.</text:span></text:p>
      <text:p text:style-name="P10"/>
      <text:p text:style-name="P10">Rol: Lider de aprendizaje. <text:s/>La tarea principal es garantizar que todas las miembras del equipo aprendan y alcancen los objetivos. </text:p>
      <text:p text:style-name="P2"/>
      <text:p text:style-name="P1"/>
      <text:p text:style-name="P1"/>
      <text:p text:style-name="P1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FreeSans, 'Liberation Sans', Helme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56:53.990382359</meta:creation-date>
    <dc:date>2017-11-08T20:31:45.745599755</dc:date>
    <meta:editing-duration>PT13H35M3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16" meta:character-count="834" meta:non-whitespace-character-count="723"/>
  </office:meta>
</office:document-meta>
</file>